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77.06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7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mart_gzip_linux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</text:p>
          </table:table-cell>
          <table:table-cell office:value-type="float" office:value="843.736" calcext:value-type="float">
            <text:p>844</text:p>
          </table:table-cell>
          <table:table-cell office:value-type="float" office:value="11.652" calcext:value-type="float">
            <text:p>12</text:p>
          </table:table-cell>
          <table:table-cell office:value-type="float" office:value="962.547" calcext:value-type="float">
            <text:p>963</text:p>
          </table:table-cell>
          <table:table-cell table:style-name="ce2" table:formula="of:=[.H2]/60" office:value-type="float" office:value="16.04245" calcext:value-type="float">
            <text:p>16</text:p>
          </table:table-cell>
          <table:table-cell table:style-name="ce4" table:formula="of:=[.H2]/3600" office:value-type="float" office:value="0.267374166666667" calcext:value-type="float">
            <text:p>0,27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</text:p>
          </table:table-cell>
          <table:table-cell office:value-type="float" office:value="0.0879999999999654" calcext:value-type="float">
            <text:p>0</text:p>
          </table:table-cell>
          <table:table-cell office:value-type="float" office:value="0.0719999999999992" calcext:value-type="float">
            <text:p>0</text:p>
          </table:table-cell>
          <table:table-cell office:value-type="float" office:value="789.820000000002" calcext:value-type="float">
            <text:p>790</text:p>
          </table:table-cell>
          <table:table-cell table:style-name="ce2" table:formula="of:=[.H3]/60" office:value-type="float" office:value="13.1636666666667" calcext:value-type="float">
            <text:p>13</text:p>
          </table:table-cell>
          <table:table-cell table:style-name="ce4" table:formula="of:=[.H3]/3600" office:value-type="float" office:value="0.219394444444445" calcext:value-type="float">
            <text:p>0,2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</text:p>
          </table:table-cell>
          <table:table-cell table:style-name="ce3" office:value-type="float" office:value="0.0320000000000391" calcext:value-type="float">
            <text:p>0</text:p>
          </table:table-cell>
          <table:table-cell table:style-name="ce3" office:value-type="float" office:value="0.0199999999999996" calcext:value-type="float">
            <text:p>0</text:p>
          </table:table-cell>
          <table:table-cell table:style-name="ce3" office:value-type="float" office:value="185.854000000003" calcext:value-type="float">
            <text:p>186</text:p>
          </table:table-cell>
          <table:table-cell table:style-name="ce3" table:formula="of:=[.H4]/60" office:value-type="float" office:value="3.09756666666672" calcext:value-type="float">
            <text:p>3</text:p>
          </table:table-cell>
          <table:table-cell table:style-name="ce5" table:formula="of:=[.H4]/3600" office:value-type="float" office:value="0.0516261111111119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_unzip</text:p>
          </table:table-cell>
          <table:table-cell office:value-type="float" office:value="59.7399999999999" calcext:value-type="float">
            <text:p>60</text:p>
          </table:table-cell>
          <table:table-cell office:value-type="float" office:value="13.428" calcext:value-type="float">
            <text:p>13</text:p>
          </table:table-cell>
          <table:table-cell office:value-type="float" office:value="197.835000000003" calcext:value-type="float">
            <text:p>198</text:p>
          </table:table-cell>
          <table:table-cell table:style-name="ce2" table:formula="of:=[.H5]/60" office:value-type="float" office:value="3.29725000000005" calcext:value-type="float">
            <text:p>3</text:p>
          </table:table-cell>
          <table:table-cell table:style-name="ce4" table:formula="of:=[.H5]/3600" office:value-type="float" office:value="0.0549541666666675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_unzip</text:p>
          </table:table-cell>
          <table:table-cell office:value-type="float" office:value="0.0320000000001528" calcext:value-type="float">
            <text:p>0</text:p>
          </table:table-cell>
          <table:table-cell office:value-type="float" office:value="0.0319999999999965" calcext:value-type="float">
            <text:p>0</text:p>
          </table:table-cell>
          <table:table-cell office:value-type="float" office:value="182.359999999997" calcext:value-type="float">
            <text:p>182</text:p>
          </table:table-cell>
          <table:table-cell table:style-name="ce2" table:formula="of:=[.H6]/60" office:value-type="float" office:value="3.03933333333328" calcext:value-type="float">
            <text:p>3</text:p>
          </table:table-cell>
          <table:table-cell table:style-name="ce4" table:formula="of:=[.H6]/3600" office:value-type="float" office:value="0.0506555555555547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_unzip</text:p>
          </table:table-cell>
          <table:table-cell table:style-name="ce3" office:value-type="float" office:value="0.0319999999999254" calcext:value-type="float">
            <text:p>0</text:p>
          </table:table-cell>
          <table:table-cell table:style-name="ce3" office:value-type="float" office:value="0.0399999999999991" calcext:value-type="float">
            <text:p>0</text:p>
          </table:table-cell>
          <table:table-cell table:style-name="ce3" office:value-type="float" office:value="103.018" calcext:value-type="float">
            <text:p>103</text:p>
          </table:table-cell>
          <table:table-cell table:style-name="ce3" table:formula="of:=[.H7]/60" office:value-type="float" office:value="1.71696666666667" calcext:value-type="float">
            <text:p>2</text:p>
          </table:table-cell>
          <table:table-cell table:style-name="ce5" table:formula="of:=[.H7]/3600" office:value-type="float" office:value="0.0286161111111111" calcext:value-type="float">
            <text:p>0,03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g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040000000000191" calcext:value-type="float">
            <text:p>0</text:p>
          </table:table-cell>
          <table:table-cell office:value-type="float" office:value="0.0680000000000049" calcext:value-type="float">
            <text:p>0</text:p>
          </table:table-cell>
          <table:table-cell office:value-type="float" office:value="0.951999999997497" calcext:value-type="float">
            <text:p>1</text:p>
          </table:table-cell>
          <table:table-cell table:style-name="ce2" table:formula="of:=[.H2]/60" office:value-type="float" office:value="0.015866666666625" calcext:value-type="float">
            <text:p>0</text:p>
          </table:table-cell>
          <table:table-cell table:style-name="ce4" table:formula="of:=[.H2]/3600" office:value-type="float" office:value="0.00026444444444374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0.980000000000018" calcext:value-type="float">
            <text:p>1</text:p>
          </table:table-cell>
          <table:table-cell office:value-type="float" office:value="0.107999999999997" calcext:value-type="float">
            <text:p>0</text:p>
          </table:table-cell>
          <table:table-cell office:value-type="float" office:value="1.97000000000116" calcext:value-type="float">
            <text:p>2</text:p>
          </table:table-cell>
          <table:table-cell table:style-name="ce2" table:formula="of:=[.H3]/60" office:value-type="float" office:value="0.0328333333333527" calcext:value-type="float">
            <text:p>0</text:p>
          </table:table-cell>
          <table:table-cell table:style-name="ce4" table:formula="of:=[.H3]/3600" office:value-type="float" office:value="0.000547222222222544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0519999999999072" calcext:value-type="float">
            <text:p>0</text:p>
          </table:table-cell>
          <table:table-cell office:value-type="float" office:value="0.0559999999999974" calcext:value-type="float">
            <text:p>0</text:p>
          </table:table-cell>
          <table:table-cell office:value-type="float" office:value="1.01199999999881" calcext:value-type="float">
            <text:p>1</text:p>
          </table:table-cell>
          <table:table-cell table:style-name="ce2" table:formula="of:=[.H4]/60" office:value-type="float" office:value="0.0168666666666468" calcext:value-type="float">
            <text:p>0</text:p>
          </table:table-cell>
          <table:table-cell table:style-name="ce4" table:formula="of:=[.H4]/3600" office:value-type="float" office:value="0.000281111111110781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05600000000004" calcext:value-type="float">
            <text:p>0</text:p>
          </table:table-cell>
          <table:table-cell office:value-type="float" office:value="0.0800000000000054" calcext:value-type="float">
            <text:p>0</text:p>
          </table:table-cell>
          <table:table-cell office:value-type="float" office:value="1.17399999999907" calcext:value-type="float">
            <text:p>1</text:p>
          </table:table-cell>
          <table:table-cell table:style-name="ce2" table:formula="of:=[.H5]/60" office:value-type="float" office:value="0.0195666666666512" calcext:value-type="float">
            <text:p>0</text:p>
          </table:table-cell>
          <table:table-cell table:style-name="ce4" table:formula="of:=[.H5]/3600" office:value-type="float" office:value="0.000326111111110853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256" calcext:value-type="float">
            <text:p>0</text:p>
          </table:table-cell>
          <table:table-cell office:value-type="float" office:value="0.236" calcext:value-type="float">
            <text:p>0</text:p>
          </table:table-cell>
          <table:table-cell office:value-type="float" office:value="1533.998" calcext:value-type="float">
            <text:p>1534</text:p>
          </table:table-cell>
          <table:table-cell table:style-name="ce2" table:formula="of:=[.H6]/60" office:value-type="float" office:value="25.5666333333333" calcext:value-type="float">
            <text:p>26</text:p>
          </table:table-cell>
          <table:table-cell table:style-name="ce4" table:formula="of:=[.H6]/3600" office:value-type="float" office:value="0.426110555555556" calcext:value-type="float">
            <text:p>0,43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1783.248" calcext:value-type="float">
            <text:p>1783</text:p>
          </table:table-cell>
          <table:table-cell office:value-type="float" office:value="22.712" calcext:value-type="float">
            <text:p>23</text:p>
          </table:table-cell>
          <table:table-cell office:value-type="float" office:value="2955.897" calcext:value-type="float">
            <text:p>2956</text:p>
          </table:table-cell>
          <table:table-cell table:style-name="ce2" table:formula="of:=[.H7]/60" office:value-type="float" office:value="49.26495" calcext:value-type="float">
            <text:p>49</text:p>
          </table:table-cell>
          <table:table-cell table:style-name="ce4" table:formula="of:=[.H7]/3600" office:value-type="float" office:value="0.8210825" calcext:value-type="float">
            <text:p>0,82</text:p>
          </table:table-cell>
        </table:table-row>
        <table:table-row table:style-name="ro1"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163999999999987" calcext:value-type="float">
            <text:p>0</text:p>
          </table:table-cell>
          <table:table-cell office:value-type="float" office:value="0.224" calcext:value-type="float">
            <text:p>0</text:p>
          </table:table-cell>
          <table:table-cell office:value-type="float" office:value="1168.69" calcext:value-type="float">
            <text:p>1169</text:p>
          </table:table-cell>
          <table:table-cell table:style-name="ce3" table:formula="of:=[.H8]/60" office:value-type="float" office:value="19.4781666666667" calcext:value-type="float">
            <text:p>19</text:p>
          </table:table-cell>
          <table:table-cell table:style-name="ce4" table:formula="of:=[.H8]/3600" office:value-type="float" office:value="0.324636111111111" calcext:value-type="float">
            <text:p>0,3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155999999999949" calcext:value-type="float">
            <text:p>0</text:p>
          </table:table-cell>
          <table:table-cell office:value-type="float" office:value="3.324" calcext:value-type="float">
            <text:p>3</text:p>
          </table:table-cell>
          <table:table-cell office:value-type="float" office:value="1523.723" calcext:value-type="float">
            <text:p>1524</text:p>
          </table:table-cell>
          <table:table-cell table:style-name="ce2" table:formula="of:=[.H9]/60" office:value-type="float" office:value="25.3953833333333" calcext:value-type="float">
            <text:p>25</text:p>
          </table:table-cell>
          <table:table-cell table:style-name="ce4" table:formula="of:=[.H9]/3600" office:value-type="float" office:value="0.423256388888889" calcext:value-type="float">
            <text:p>0,4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1196.22" calcext:value-type="float">
            <text:p>1196</text:p>
          </table:table-cell>
          <table:table-cell office:value-type="float" office:value="186.08" calcext:value-type="float">
            <text:p>186</text:p>
          </table:table-cell>
          <table:table-cell office:value-type="float" office:value="3288.95" calcext:value-type="float">
            <text:p>3289</text:p>
          </table:table-cell>
          <table:table-cell table:style-name="ce2" table:formula="of:=[.H10]/60" office:value-type="float" office:value="54.8158333333333" calcext:value-type="float">
            <text:p>55</text:p>
          </table:table-cell>
          <table:table-cell table:style-name="ce4" table:formula="of:=[.H10]/3600" office:value-type="float" office:value="0.913597222222222" calcext:value-type="float">
            <text:p>0,9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3311.25" calcext:value-type="float">
            <text:p>3311</text:p>
          </table:table-cell>
          <table:table-cell office:value-type="float" office:value="165.81" calcext:value-type="float">
            <text:p>166</text:p>
          </table:table-cell>
          <table:table-cell office:value-type="float" office:value="5226.1" calcext:value-type="float">
            <text:p>5226</text:p>
          </table:table-cell>
          <table:table-cell table:style-name="ce2" table:formula="of:=[.H11]/60" office:value-type="float" office:value="87.1016666666667" calcext:value-type="float">
            <text:p>87</text:p>
          </table:table-cell>
          <table:table-cell table:style-name="ce4" table:formula="of:=[.H11]/3600" office:value-type="float" office:value="1.45169444444444" calcext:value-type="float">
            <text:p>1,45</text:p>
          </table:table-cell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363.45" calcext:value-type="float">
            <text:p>363</text:p>
          </table:table-cell>
          <table:table-cell office:value-type="float" office:value="22.99" calcext:value-type="float">
            <text:p>23</text:p>
          </table:table-cell>
          <table:table-cell office:value-type="float" office:value="2230.78" calcext:value-type="float">
            <text:p>2231</text:p>
          </table:table-cell>
          <table:table-cell table:style-name="ce3" table:formula="of:=[.H12]/60" office:value-type="float" office:value="37.1796666666667" calcext:value-type="float">
            <text:p>37</text:p>
          </table:table-cell>
          <table:table-cell table:style-name="ce4" table:formula="of:=[.H12]/3600" office:value-type="float" office:value="0.619661111111111" calcext:value-type="float">
            <text:p>0,6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365.139999999999" calcext:value-type="float">
            <text:p>365</text:p>
          </table:table-cell>
          <table:table-cell office:value-type="float" office:value="25.95" calcext:value-type="float">
            <text:p>26</text:p>
          </table:table-cell>
          <table:table-cell office:value-type="float" office:value="2736" calcext:value-type="float">
            <text:p>2736</text:p>
          </table:table-cell>
          <table:table-cell table:style-name="ce2" table:formula="of:=[.H13]/60" office:value-type="float" office:value="45.6" calcext:value-type="float">
            <text:p>46</text:p>
          </table:table-cell>
          <table:table-cell table:style-name="ce4" table:formula="of:=[.H13]/3600" office:value-type="float" office:value="0.76" calcext:value-type="float">
            <text:p>0,76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andomSeq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mple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0399999999990541" calcext:value-type="float">
            <text:p>0,004</text:p>
          </table:table-cell>
          <table:table-cell office:value-type="float" office:value="0.0480000000000018" calcext:value-type="float">
            <text:p>0,048</text:p>
          </table:table-cell>
          <table:table-cell office:value-type="float" office:value="0.222999999998137" calcext:value-type="float">
            <text:p>0,223</text:p>
          </table:table-cell>
          <table:table-cell table:formula="of:=[.H2]/60" office:value-type="float" office:value="0.00371666666663562" calcext:value-type="float">
            <text:p>0</text:p>
          </table:table-cell>
          <table:table-cell table:formula="of:=[.H2]/3600" office:value-type="float" office:value="0.000061944444443926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.56799999999998" calcext:value-type="float">
            <text:p>2,568</text:p>
          </table:table-cell>
          <table:table-cell office:value-type="float" office:value="0.0679999999999978" calcext:value-type="float">
            <text:p>0,068</text:p>
          </table:table-cell>
          <table:table-cell office:value-type="float" office:value="2.65300000000207" calcext:value-type="float">
            <text:p>2,653</text:p>
          </table:table-cell>
          <table:table-cell table:formula="of:=[.H3]/60" office:value-type="float" office:value="0.0442166666667012" calcext:value-type="float">
            <text:p>0</text:p>
          </table:table-cell>
          <table:table-cell table:formula="of:=[.H3]/3600" office:value-type="float" office:value="0.00073694444444501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640000000000782" calcext:value-type="float">
            <text:p>0,064</text:p>
          </table:table-cell>
          <table:table-cell office:value-type="float" office:value="0.0960000000000001" calcext:value-type="float">
            <text:p>0,096</text:p>
          </table:table-cell>
          <table:table-cell office:value-type="float" office:value="355.63" calcext:value-type="float">
            <text:p>355,63</text:p>
          </table:table-cell>
          <table:table-cell table:formula="of:=[.H4]/60" office:value-type="float" office:value="5.92716666666667" calcext:value-type="float">
            <text:p>6</text:p>
          </table:table-cell>
          <table:table-cell table:formula="of:=[.H4]/3600" office:value-type="float" office:value="0.0987861111111111" calcext:value-type="float">
            <text:p>0,1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627.696" calcext:value-type="float">
            <text:p>2627,696</text:p>
          </table:table-cell>
          <table:table-cell office:value-type="float" office:value="23.42" calcext:value-type="float">
            <text:p>23,42</text:p>
          </table:table-cell>
          <table:table-cell office:value-type="float" office:value="2685.365" calcext:value-type="float">
            <text:p>2685,365</text:p>
          </table:table-cell>
          <table:table-cell table:formula="of:=[.H5]/60" office:value-type="float" office:value="44.7560833333333" calcext:value-type="float">
            <text:p>45</text:p>
          </table:table-cell>
          <table:table-cell table:formula="of:=[.H5]/3600" office:value-type="float" office:value="0.745934722222222" calcext:value-type="float">
            <text:p>0,7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formula="of:=[.H6]/60" office:value-type="float" office:value="8.12916666666667" calcext:value-type="float">
            <text:p>8</text:p>
          </table:table-cell>
          <table:table-cell table:formula="of:=[.H6]/3600" office:value-type="float" office:value="0.135486111111111" calcext:value-type="float">
            <text:p>0,14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3013.076" calcext:value-type="float">
            <text:p>3013,076</text:p>
          </table:table-cell>
          <table:table-cell office:value-type="float" office:value="37.536" calcext:value-type="float">
            <text:p>37,536</text:p>
          </table:table-cell>
          <table:table-cell table:style-name="ce6" office:value-type="float" office:value="3130.024" calcext:value-type="float">
            <text:p>3130,024</text:p>
          </table:table-cell>
          <table:table-cell table:formula="of:=[.H7]/60" office:value-type="float" office:value="52.1670666666667" calcext:value-type="float">
            <text:p>52</text:p>
          </table:table-cell>
          <table:table-cell table:formula="of:=[.H7]/3600" office:value-type="float" office:value="0.869451111111111" calcext:value-type="float">
            <text:p>0,87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formula="of:=[.H8]/60" office:value-type="float" office:value="37.3426666666667" calcext:value-type="float">
            <text:p>37</text:p>
          </table:table-cell>
          <table:table-cell table:formula="of:=[.H8]/3600" office:value-type="float" office:value="0.622377777777778" calcext:value-type="float">
            <text:p>0,62</text:p>
          </table:table-cell>
        </table:table-row>
      </table:table>
      <table:table table:name="SortReads" table:style-name="ta1"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0.0959999999999965" calcext:value-type="float">
            <text:p>0,096</text:p>
          </table:table-cell>
          <table:table-cell office:value-type="float" office:value="0.168" calcext:value-type="float">
            <text:p>0,168</text:p>
          </table:table-cell>
          <table:table-cell office:value-type="float" office:value="3.05799999999999" calcext:value-type="float">
            <text:p>3,058</text:p>
          </table:table-cell>
          <table:table-cell table:formula="of:=[.H2]/60" office:value-type="float" office:value="0.0509666666666665" calcext:value-type="float">
            <text:p>0</text:p>
          </table:table-cell>
          <table:table-cell table:formula="of:=[.H2]/3600" office:value-type="float" office:value="0.000849444444444442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0.120000000000005" calcext:value-type="float">
            <text:p>0,12</text:p>
          </table:table-cell>
          <table:table-cell office:value-type="float" office:value="0.144" calcext:value-type="float">
            <text:p>0,144</text:p>
          </table:table-cell>
          <table:table-cell office:value-type="float" office:value="3.20100000000002" calcext:value-type="float">
            <text:p>3,201</text:p>
          </table:table-cell>
          <table:table-cell table:formula="of:=[.H3]/60" office:value-type="float" office:value="0.0533500000000003" calcext:value-type="float">
            <text:p>0</text:p>
          </table:table-cell>
          <table:table-cell table:formula="of:=[.H3]/3600" office:value-type="float" office:value="0.000889166666666672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0.239999999999995" calcext:value-type="float">
            <text:p>0,24</text:p>
          </table:table-cell>
          <table:table-cell office:value-type="float" office:value="0.172000000000001" calcext:value-type="float">
            <text:p>0,172</text:p>
          </table:table-cell>
          <table:table-cell office:value-type="float" office:value="3.15100000000075" calcext:value-type="float">
            <text:p>3,151</text:p>
          </table:table-cell>
          <table:table-cell table:formula="of:=[.H4]/60" office:value-type="float" office:value="0.0525166666666792" calcext:value-type="float">
            <text:p>0</text:p>
          </table:table-cell>
          <table:table-cell table:formula="of:=[.H4]/3600" office:value-type="float" office:value="0.000875277777777986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0.0960000000000036" calcext:value-type="float">
            <text:p>0,096</text:p>
          </table:table-cell>
          <table:table-cell office:value-type="float" office:value="0.159999999999999" calcext:value-type="float">
            <text:p>0,16</text:p>
          </table:table-cell>
          <table:table-cell office:value-type="float" office:value="3.02599999999984" calcext:value-type="float">
            <text:p>3,026</text:p>
          </table:table-cell>
          <table:table-cell table:formula="of:=[.H5]/60" office:value-type="float" office:value="0.0504333333333307" calcext:value-type="float">
            <text:p>0</text:p>
          </table:table-cell>
          <table:table-cell table:formula="of:=[.H5]/3600" office:value-type="float" office:value="0.000840555555555511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6">00/00/0000</text:date>, <text:time style:data-style-name="N2" text:time-value="09:32:48.11120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6T10:00:02.299707308</dc:date>
    <meta:editing-duration>PT29M21S</meta:editing-duration>
    <meta:editing-cycles>9</meta:editing-cycles>
    <meta:generator>LibreOffice/5.1.6.2$Linux_X86_64 LibreOffice_project/10m0$Build-2</meta:generator>
    <meta:document-statistic meta:table-count="4" meta:cell-count="330" meta:object-count="0"/>
  </office:meta>
</office:document-meta>
</file>